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856" officeooo:paragraph-rsid="0016d856"/>
    </style:style>
    <style:style style:name="P2" style:family="paragraph" style:parent-style-name="Standard">
      <style:text-properties officeooo:rsid="0016d856" officeooo:paragraph-rsid="001a3b04"/>
    </style:style>
    <style:style style:name="P3" style:family="paragraph" style:parent-style-name="Standard">
      <style:text-properties officeooo:paragraph-rsid="001a3b04"/>
    </style:style>
    <style:style style:name="P4" style:family="paragraph" style:parent-style-name="Text_20_body">
      <style:text-properties officeooo:paragraph-rsid="0016d856"/>
    </style:style>
    <style:style style:name="P5" style:family="paragraph" style:parent-style-name="Standard">
      <style:text-properties officeooo:rsid="0018a304" officeooo:paragraph-rsid="0018a304"/>
    </style:style>
    <style:style style:name="T1" style:family="text">
      <style:text-properties officeooo:rsid="0016d856"/>
    </style:style>
    <style:style style:name="T2" style:family="text">
      <style:text-properties officeooo:rsid="001a3b04"/>
    </style:style>
    <style:style style:name="T3" style:family="text">
      <style:text-properties officeooo:rsid="0018a3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An application for permission to visit your industry.</text:p>
      <text:p text:style-name="P1"/>
      <text:p text:style-name="P1">Dear Sir,</text:p>
      <text:p text:style-name="P1"/>
      <text:p text:style-name="P2">With due respect, we would like to draw your kind attention to the following fact that, we are some regular students from the faculty of Computer Science and Engineering of Patuakhali Science and Technology University under the session 2021-22. In order to enhance our system analysis and designing skills, and as a part of our course code “CIT-221”, we would like to visit your industry and gain some knowledge about the practical workflow of a real system. </text:p>
      <text:p text:style-name="P2"/>
      <text:p text:style-name="P3"><text:span text:style-name="T1">We are aiming for learning the information system </text:span><text:span text:style-name="T2">including </text:span>routing mechanisms, background processes, and other aspects relevant to internet-based systems. We <text:span text:style-name="T2">are</text:span> also <text:span text:style-name="T2">trying</text:span> to explore potential opportunities for computer science students in a professional environment.</text:p>
      <text:p text:style-name="P1"/>
      <text:p text:style-name="P4"><text:span text:style-name="T1">We, therefore, humbly request your kind permission to allow us to visit your industry. This visit would significantly contribute to our academic learning and future professional development.</text:span></text:p>
      <text:p text:style-name="Text_20_body">We look forward to your positive response.</text:p>
      <text:p text:style-name="P1"/>
      <text:p text:style-name="P1"/>
      <text:p text:style-name="P5">Sincerely yours,</text:p>
      <text:p text:style-name="P3"><text:span text:style-name="T3">Mehedi Hasan Nazmul -2102013 <text:line-break/>Md. Sadman Kabir Bhuiyan-2102020 <text:line-break/>Md. Sharafat Karim-2102024 <text:line-break/>Abul Bashar -</text:span>2102036<text:span text:style-name="T3"><text:line-break/></text:span>Md. Tanvir Islam-2102043</text:p>
      <text:p text:style-name="P5">Md. Safiullah Farajy-2102051</text:p>
      <text:p text:style-name="P5">Tanjil Islam-2102077</text:p>
      <text:p text:style-name="P5"/>
      <text:p text:style-name="P5"/>
      <text:p text:style-name="P5">| Name <text:s text:c="20"/>| Student ID |</text:p>
      <text:p text:style-name="P5">|------------------------------|----------------|</text:p>
      <text:p text:style-name="P5">| Mehedi Hasan Nazmul <text:s text:c="9"/>| 2102013 <text:s text:c="7"/>|</text:p>
      <text:p text:style-name="P5">| Md. Sadman Kabir Bhuiyan <text:s text:c="4"/>| 2102020 <text:s text:c="7"/>|</text:p>
      <text:p text:style-name="P5">| Md. Sharafat Karim <text:s text:c="10"/>| 2102024 <text:s text:c="7"/>|</text:p>
      <text:p text:style-name="P5">| Abul Bashar <text:s text:c="17"/>| 2102036 <text:s text:c="7"/>|</text:p>
      <text:p text:style-name="P5">| Md. Tanvir Islam <text:s text:c="12"/>| 2102043 <text:s text:c="7"/>|</text:p>
      <text:p text:style-name="P5">| Md. Safiullah Farajy <text:s text:c="8"/>| 2102051 <text:s text:c="7"/>|</text:p>
      <text:p text:style-name="P5">| Tanjil Islam <text:s text:c="16"/>| 2102077 <text:s text:c="7"/>|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19:51:54.831146962</meta:creation-date>
    <dc:date>2024-12-05T22:57:22.806221483</dc:date>
    <meta:editing-duration>PT9M15S</meta:editing-duration>
    <meta:editing-cycles>2</meta:editing-cycles>
    <meta:generator>LibreOffice/24.8.3.2$Linux_X86_64 LibreOffice_project/480$Build-2</meta:generator>
    <meta:document-statistic meta:table-count="0" meta:image-count="0" meta:object-count="0" meta:page-count="1" meta:paragraph-count="19" meta:word-count="239" meta:character-count="1668" meta:non-whitespace-character-count="1299"/>
  </office:meta>
</office:document-meta>
</file>